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, Courier, monospace, arial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background-color="#ffffff">
        <style:background-image/>
      </style:paragraph-properties>
      <style:text-properties fo:font-variant="normal" fo:text-transform="none" fo:color="#000000" style:font-name="Courier New1" fo:font-size="10.5pt" fo:letter-spacing="normal" fo:font-style="normal" fo:font-weight="normal"/>
    </style:style>
    <style:style style:name="P2" style:family="paragraph" style:parent-style-name="Preformatted_20_Text">
      <style:paragraph-properties fo:margin-top="0cm" fo:margin-bottom="0cm" fo:text-align="start" style:justify-single-word="false" fo:orphans="2" fo:widows="2" fo:background-color="#ffffff">
        <style:background-image/>
      </style:paragraph-properties>
      <style:text-properties fo:font-variant="normal" fo:text-transform="none" fo:color="#000000" style:font-name="Courier New1" fo:font-size="10.5pt" fo:letter-spacing="normal" fo:font-style="normal" fo:font-weight="normal"/>
    </style:style>
    <style:style style:name="P3" style:family="paragraph" style:parent-style-name="Preformatted_20_Text">
      <style:paragraph-properties fo:margin-top="0cm" fo:margin-bottom="0cm" fo:text-align="start" style:justify-single-word="false" fo:orphans="2" fo:widows="2" fo:background-color="#ffffff">
        <style:background-image/>
      </style:paragraph-properties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margin-top="0cm" fo:margin-bottom="0cm" fo:text-align="start" style:justify-single-word="false" fo:orphans="2" fo:widows="2" fo:background-color="#ffffff">
        <style:background-image/>
      </style:paragraph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DOCTYPE html&gt;</text:p>
      <text:p text:style-name="P2">&lt;html&gt;</text:p>
      <text:p text:style-name="P2">&lt;script&gt;</text:p>
      <text:p text:style-name="P3"><text:s text:c="8"/></text:p>
      <text:p text:style-name="P2">var salutació = "Hola mon";</text:p>
      <text:p text:style-name="P2">//alert (salutació);</text:p>
      <text:p text:style-name="P4"/>
      <text:p text:style-name="P2">var elmeunom = "Gemma";</text:p>
      <text:p text:style-name="P2">//alert (elmeunom);</text:p>
      <text:p text:style-name="P4"/>
      <text:p text:style-name="P2">var x = 5;</text:p>
      <text:p text:style-name="P2">var y = 8;</text:p>
      <text:p text:style-name="P2">var z = x+y;</text:p>
      <text:p text:style-name="P2">//alert (z);</text:p>
      <text:p text:style-name="P4"/>
      <text:p text:style-name="P2">var preu1 = 2.55;</text:p>
      <text:p text:style-name="P2">var preu2 = 5.15;</text:p>
      <text:p text:style-name="P2">var preutotal = preu1+preu2;</text:p>
      <text:p text:style-name="P2">//alert ("el preu total és de " +preutotal);</text:p>
      <text:p text:style-name="P2">//if (preutotal&lt;10) alert("El preu no supera els 10 euros");</text:p>
      <text:p text:style-name="P4"/>
      <text:p text:style-name="P2">//if (preutotal&lt;10) {</text:p>
      <text:p text:style-name="P2">// <text:s text:c="5"/>alert("El preu no supera els 10 euros");</text:p>
      <text:p text:style-name="P2">// <text:s text:c="5"/>alert("El preu total és de"+ preutotal);</text:p>
      <text:p text:style-name="P2">//}</text:p>
      <text:p text:style-name="P4"/>
      <text:p text:style-name="P4"/>
      <text:p text:style-name="P2">//var preu1 = 2.55;</text:p>
      <text:p text:style-name="P2">//var preu2 = 5.15;</text:p>
      <text:p text:style-name="P2">//var preu3 = 4.20;</text:p>
      <text:p text:style-name="P2">//var preutotal = preu1+preu2+preu3;</text:p>
      <text:p text:style-name="P2">//if (preutotal&lt;10)alert("El preu no supera els 10 euros");</text:p>
      <text:p text:style-name="P2">//else alert("El preu supera els 10 euros");</text:p>
      <text:p text:style-name="P4"/>
      <text:p text:style-name="P4"/>
      <text:p text:style-name="P2">//var preu1 = 2.55;</text:p>
      <text:p text:style-name="P2">//var preu2 = 5.15;</text:p>
      <text:p text:style-name="P2">//var preu3 = 4.20;</text:p>
      <text:p text:style-name="P2">//var preutotal = preu1+preu2+preu3;</text:p>
      <text:p text:style-name="P2">//if (preutotal&lt;5)alert("El preu no supera els 5 euros");</text:p>
      <text:p text:style-name="P2">//else if (preutotal&lt;10) alert ("El preu no supera els 10 euros");</text:p>
      <text:p text:style-name="P2">//else alert("El preu supera els 10 euros");</text:p>
      <text:p text:style-name="P4"/>
      <text:p text:style-name="P4"/>
      <text:p text:style-name="P2">//var edat = "45";</text:p>
      <text:p text:style-name="P2">//if (edat&lt;30) alert("Tens menys de 30 anys");</text:p>
      <text:p text:style-name="P2">//else if (edat &lt;40) alert ("Tens menys de 40 anys");</text:p>
      <text:p text:style-name="P2">//else if (edat &lt;50) alert ("Tens menys de 50 anys");</text:p>
      <text:p text:style-name="P2">//else alert("Tens més de 50 tacos!!")</text:p>
      <text:p text:style-name="P4"/>
      <text:p text:style-name="P4"/>
      <text:p text:style-name="P2">var preu1 = 2.55;</text:p>
      <text:p text:style-name="P2">var preu2 = 5.15;</text:p>
      <text:p text:style-name="P2">var preutotal = preu1+preu2;</text:p>
      <text:p text:style-name="P2">if (preu1&lt;5 &amp;&amp; preu2&lt;5) alert ("Els preus son inferiors a 5 euros");</text:p>
      <text:p text:style-name="P2">else alert ("Hi ha algun preu de més de 5 euros");</text:p>
      <text:p text:style-name="P4"/>
      <text:p text:style-name="P2">//var preu1 = 2.55;</text:p>
      <text:p text:style-name="P2">//var preu2 = 5.15;</text:p>
      <text:p text:style-name="P2">//var preutotal = preu1+preu2;</text:p>
      <text:p text:style-name="P2"><text:soft-page-break/>//if (preu1&lt;5 &amp;&amp; preu2 &lt;5 || preutotal&lt;10) alert("Els preus son inferiors a 5 euros o el preu total és inferior a 10");</text:p>
      <text:p text:style-name="P2">//else alert ("Hi ha algun preu de més de 5 euros o la suma dels dos és de més de 10");</text:p>
      <text:p text:style-name="P4"/>
      <text:p text:style-name="P4"/>
      <text:p text:style-name="P2">//var edat = "45"</text:p>
      <text:p text:style-name="P2">//if (edat &lt;20) alert("He nascut al segle XXI");</text:p>
      <text:p text:style-name="P2">//else if (edat &gt;20 &amp;&amp; edat&lt;30) alert ("He nascut als 90");</text:p>
      <text:p text:style-name="P2">//else if (edat &lt;30 &amp;&amp; edat&lt;40) alert ("He nascut als 80");</text:p>
      <text:p text:style-name="P2">//else alert("He nascut als 70 o abans");</text:p>
      <text:p text:style-name="P4"/>
      <text:p text:style-name="P4"/>
      <text:p text:style-name="P2">&lt;/script&gt;</text:p>
      <text:p text:style-name="P2">&lt;body&gt;</text:p>
      <text:p text:style-name="P3"><text:s text:c="8"/></text:p>
      <text:p text:style-name="P2">&lt;h2&gt;El meu primer JavaScript&lt;/h2&gt;</text:p>
      <text:p text:style-name="P4"/>
      <text:p text:style-name="P4"/>
      <text:p text:style-name="P2">&lt;/body&gt;</text:p>
      <text:p text:style-name="P2">&lt;html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, Courier, monospace, arial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7S</meta:editing-duration>
    <meta:editing-cycles>3</meta:editing-cycles>
    <meta:generator>OpenOffice/4.1.6$Win32 OpenOffice.org_project/416m1$Build-9790</meta:generator>
    <dc:date>2020-01-18T21:20:40.13</dc:date>
    <meta:document-statistic meta:table-count="0" meta:image-count="0" meta:object-count="0" meta:page-count="2" meta:paragraph-count="60" meta:word-count="328" meta:character-count="1867"/>
    <dc:creator>g f</dc:creator>
    <meta:user-defined meta:name="Info 1"/>
    <meta:user-defined meta:name="Info 2"/>
    <meta:user-defined meta:name="Info 3"/>
    <meta:user-defined meta:name="Info 4"/>
  </office:meta>
</office:document-meta>
</file>